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53" table:default-cell-style-name="ce1"/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Revision</text:p>
          </table:table-cell>
          <table:table-cell table:style-name="Default" office:value-type="string">
            <text:p>State</text:p>
          </table:table-cell>
          <table:table-cell table:style-name="Default" office:value-type="string">
            <text:p>Change</text:p>
          </table:table-cell>
          <table:table-cell table:style-name="Default" office:value-type="string">
            <text:p>Date of Change</text:p>
          </table:table-cell>
          <table:table-cell table:style-name="Default"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appears to work on stationary robot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Ignores radio, even though signal is present at RX pin. PIC is probably bad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appears to work on a stationary robot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appears working on stationary robot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appears working on stationary robot</text:p>
          </table:table-cell>
          <table:table-cell table:number-columns-repeated="25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appears to work on stationary robot</text:p>
          </table:table-cell>
          <table:table-cell/>
          <table:table-cell table:style-name="ce2"/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Dead spot, appears to be a broken mosfet driver</text:p>
          </table:table-cell>
          <table:table-cell office:value-type="string">
            <text:p>replaced mosfet driver</text:p>
          </table:table-cell>
          <table:table-cell table:style-name="ce2" office:value-type="date" office:date-value="2009-02-28">
            <text:p>02/28/09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appears working on stationary robot</text:p>
          </table:table-cell>
          <table:table-cell table:number-columns-repeated="253"/>
        </table:table-row>
        <table:table-row table:style-name="ro2">
          <table:table-cell office:value-type="string">
            <text:p>bb06</text:p>
          </table:table-cell>
          <table:table-cell office:value-type="float" office:value="4">
            <text:p>4</text:p>
          </table:table-cell>
          <table:table-cell office:value-type="string">
            <text:p>appears to work on stationary robot</text:p>
          </table:table-cell>
          <table:table-cell table:number-columns-repeated="253"/>
        </table:table-row>
        <table:table-row table:style-name="ro2">
          <table:table-cell office:value-type="string">
            <text:p>BB07</text:p>
          </table:table-cell>
          <table:table-cell office:value-type="float" office:value="4">
            <text:p>4</text:p>
          </table:table-cell>
          <table:table-cell office:value-type="string">
            <text:p>appears working on stationary robot</text:p>
          </table:table-cell>
          <table:table-cell table:number-columns-repeated="253"/>
        </table:table-row>
        <table:table-row table:style-name="ro2" table:number-rows-repeated="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IV11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02/28/2009</text:date>, <text:time>19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02-28T14:20:31</meta:creation-date>
    <dc:date>2009-02-28T19:07:53</dc:date>
    <meta:editing-cycles>3</meta:editing-cycles>
    <meta:editing-duration>PT1H9M3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